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8f624" officeooo:paragraph-rsid="0018f624"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4pt" fo:font-weight="bold" officeooo:rsid="0018f624" officeooo:paragraph-rsid="0018f624"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normal" officeooo:rsid="0018f624" officeooo:paragraph-rsid="0018f624"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18f624" officeooo:paragraph-rsid="0018f624"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18f624" officeooo:paragraph-rsid="001a0109"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1a0109" officeooo:paragraph-rsid="001a0109"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1b10e0" officeooo:paragraph-rsid="001b10e0"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Liberation Serif" fo:font-size="14pt" fo:font-weight="normal" officeooo:rsid="001b10e0" officeooo:paragraph-rsid="001b10e0" style:font-size-asian="14pt" style:font-weight-asian="normal" style:font-size-complex="14pt" style:font-weight-complex="normal"/>
    </style:style>
    <style:style style:name="P9" style:family="paragraph" style:parent-style-name="Text_20_body" style:list-style-name="L2">
      <style:paragraph-properties fo:margin-top="0in" fo:margin-bottom="0in" style:contextual-spacing="false" fo:text-align="justify" style:justify-single-word="false"/>
    </style:style>
    <style:style style:name="P10" style:family="paragraph" style:parent-style-name="Text_20_body" style:list-style-name="L2">
      <style:paragraph-properties fo:text-align="justify" style:justify-single-word="false"/>
    </style:style>
    <style:style style:name="P11" style:family="paragraph" style:parent-style-name="Text_20_body">
      <style:paragraph-properties fo:text-align="justify" style:justify-single-word="false"/>
      <style:text-properties officeooo:rsid="001b881c" officeooo:paragraph-rsid="001b881c"/>
    </style:style>
    <style:style style:name="P12" style:family="paragraph" style:parent-style-name="Text_20_body">
      <style:paragraph-properties fo:text-align="justify" style:justify-single-word="false"/>
      <style:text-properties officeooo:rsid="001bda69" officeooo:paragraph-rsid="001bda69"/>
    </style:style>
    <style:style style:name="P13" style:family="paragraph" style:parent-style-name="Text_20_body">
      <style:paragraph-properties fo:text-align="justify" style:justify-single-word="false"/>
      <style:text-properties fo:font-weight="bold" officeooo:rsid="001eaca4" officeooo:paragraph-rsid="001eaca4" style:font-weight-asian="bold" style:font-weight-complex="bold"/>
    </style:style>
    <style:style style:name="P14" style:family="paragraph" style:parent-style-name="Text_20_body">
      <style:paragraph-properties fo:text-align="justify" style:justify-single-word="false"/>
      <style:text-properties fo:font-weight="bold" officeooo:rsid="00336bb6" officeooo:paragraph-rsid="00336bb6" style:font-weight-asian="bold" style:font-weight-complex="bold"/>
    </style:style>
    <style:style style:name="P15" style:family="paragraph" style:parent-style-name="Text_20_body">
      <style:paragraph-properties fo:text-align="justify" style:justify-single-word="false"/>
      <style:text-properties fo:font-weight="normal" officeooo:rsid="001eaca4" officeooo:paragraph-rsid="001eaca4" style:font-weight-asian="normal" style:font-weight-complex="normal"/>
    </style:style>
    <style:style style:name="P16" style:family="paragraph" style:parent-style-name="Text_20_body">
      <style:paragraph-properties fo:text-align="justify" style:justify-single-word="false"/>
      <style:text-properties fo:font-weight="normal" officeooo:rsid="002090cc" officeooo:paragraph-rsid="002090cc" style:font-weight-asian="normal" style:font-weight-complex="normal"/>
    </style:style>
    <style:style style:name="P17" style:family="paragraph" style:parent-style-name="Text_20_body">
      <style:paragraph-properties fo:text-align="justify" style:justify-single-word="false"/>
      <style:text-properties fo:font-weight="normal" officeooo:rsid="002dd4e7" officeooo:paragraph-rsid="002dd4e7" style:font-weight-asian="normal" style:font-weight-complex="normal"/>
    </style:style>
    <style:style style:name="T1" style:family="text">
      <style:text-properties officeooo:rsid="001a0109"/>
    </style:style>
    <style:style style:name="T2" style:family="text">
      <style:text-properties style:font-name="Liberation Serif" fo:font-size="14pt" style:font-size-asian="14pt" style:font-size-complex="14pt"/>
    </style:style>
    <style:style style:name="T3" style:family="text">
      <style:text-properties style:font-name="Liberation Serif" fo:font-size="14pt" officeooo:rsid="001b881c" style:font-size-asian="14pt" style:font-size-complex="14pt"/>
    </style:style>
    <style:style style:name="T4" style:family="text">
      <style:text-properties style:font-name="Liberation Serif" fo:font-size="14pt" officeooo:rsid="001bda69" style:font-size-asian="14pt" style:font-size-complex="14pt"/>
    </style:style>
    <style:style style:name="T5" style:family="text">
      <style:text-properties style:font-name="Liberation Serif" fo:font-size="14pt" officeooo:rsid="00268ff2" style:font-size-asian="14pt" style:font-size-complex="14pt"/>
    </style:style>
    <style:style style:name="T6" style:family="text">
      <style:text-properties style:font-name="Liberation Serif" fo:font-size="14pt" officeooo:rsid="002ee06c" style:font-size-asian="14pt" style:font-size-complex="14pt"/>
    </style:style>
    <style:style style:name="T7"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8" style:family="text">
      <style:text-properties style:font-name="Liberation Serif" fo:font-size="14pt" fo:font-weight="normal" style:font-size-asian="14pt" style:font-weight-asian="normal" style:font-size-complex="14pt"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VISION ASSIGNMENT 1 – REPORT</text:p>
      <text:p text:style-name="P3">Ali Tolga Dinçer – r0866432</text:p>
      <text:p text:style-name="P4"/>
      <text:p text:style-name="P4"/>
      <text:p text:style-name="P2">Part 1</text:p>
      <text:p text:style-name="P4"/>
      <text:p text:style-name="P4">For part1, we were first asked to change the image between BGR and grayscale at first. Afterwards, we were asked to apply Gaussian and Bilateral filtering. We were asked to tweak with the Kernel size, in order to observe the blurring increases with the kernel size. This is mainly due to the fact that the area of the convolution increases, and each pixel gets affected from their further neighbors. </text:p>
      <text:p text:style-name="P5">We are asked to compare Gaussian and Bilateral filtering. </text:p>
      <text:p text:style-name="P5">Gaussian filtering basically uses a Gaussian distribution during convolution. This means that a pixel is affected more from its closer neighbors, and less from the further pixels in the kernel. <text:span text:style-name="T1">The kernel size is given as a parameter to the function in opencv, and the blurring proportionally increases with the kernel size. Another parameter is the standard deviation value (sigmaX parameter), which controls the amount of smoothing. If we increase the sigmaX value, more pixels in the distribution will be affected by the filter, which will increase the smoothing/blur.</text:span></text:p>
      <text:p text:style-name="P6">Bilateral filtering is, in a sense, an advanced version of Gaussian filtering. It aims the preserve the edges during filtering. In order to do that, it has two additional parameters. First of all, it doesn’t use a Gaussian distribution, therefore it has a parameter called sigmaSpace to control the range of the pixels affected by the filter. As guessed, increasing it increases the amount of blur. The other parameter is the sigmaColor. To detect edges and preserve them, the bilateralFilter uses color differences, and assumes there is an edge when the difference is too high. If a pixel is considered as an edge, the filter is not applied to it. The sigmaColor parameter is the threshold value to decide whether a pixel is an edge or not. Increasing it will cause the filter to be less strict in considering the color differences as edges, which will increase the blurring.</text:p>
      <text:p text:style-name="P7">Finally, we are used to grab our object using color differences. We have two color spaces for that, RGB (Red-Green-Blue) and HSV (Hue-Saturation-Value). Very briefly, HSV representation is used to describe a larger color palette with more detail. The definition of Hue, Saturation and Value can be found below:</text:p>
      <text:p text:style-name="P8"/>
      <text:list xml:id="list3339889841" text:style-name="L2">
        <text:list-item>
          <text:p text:style-name="P9"><text:span text:style-name="Emphasis"><text:span text:style-name="T7">Hue</text:span></text:span><text:span text:style-name="T2"> </text:span><text:span text:style-name="T3">is</text:span><text:span text:style-name="T2"> the angle of the color on the RGB color circle. A 0° hue results in red, 120° results in green, and 240° results in blue. </text:span></text:p>
        </text:list-item>
        <text:list-item>
          <text:p text:style-name="P9"><text:span text:style-name="Emphasis"><text:span text:style-name="T7">Saturation</text:span></text:span><text:span text:style-name="T2"> </text:span><text:span text:style-name="T3">is</text:span><text:span text:style-name="T2"> the amount of color used. A color with 100% saturation will be the purest color possible </text:span><text:span text:style-name="T3">and</text:span><text:span text:style-name="T2"> 0% saturation </text:span><text:span text:style-name="T3">will be</text:span><text:span text:style-name="T2"> grayscale. </text:span></text:p>
        </text:list-item>
        <text:list-item>
          <text:p text:style-name="P10"><text:span text:style-name="Emphasis"><text:span text:style-name="T7">Value</text:span></text:span><text:span text:style-name="T2"> </text:span><text:span text:style-name="T3">is</text:span><text:span text:style-name="T2"> the brightness of the color. A color with 0% brightness is pure black </text:span><text:span text:style-name="T3">and</text:span><text:span text:style-name="T2"> a color with 100% brightness </text:span><text:span text:style-name="T3">is</text:span><text:span text:style-name="T2"> </text:span><text:span text:style-name="T3">without any </text:span><text:span text:style-name="T2">black mixed into the color.</text:span></text:p>
        </text:list-item>
      </text:list>
      <text:p text:style-name="P11"><text:span text:style-name="T2">In order to use RGB and HSV color masks to detect the object, we define a color range for our object in both of the color maps. Furthermore, the object should have a </text:span><text:soft-page-break/><text:span text:style-name="T2">significantly different color from the rest of the environment, so that, it doesn’t overlap with any of the backgroud. In my video, the object was a blue ball, while the rest of the environment was light brown and white. The color ranges I have decided can be found on the code. </text:span></text:p>
      <text:p text:style-name="P11"><text:span text:style-name="T2">We were also asked to use morphing to improve the accuracy of the color mask. Morphing is specific kernels used to increase or decrease the grabbing of the edges. It helps to reduce the noise. An Ellipse kernel is suggested for circular objects, therefore I used the elliptic kernel shape. Commonly used morphing operations are opening and closing, which are erosion and dilation operations in different orders. Erosion slides the kernel through the image/frame, and considers the pixel as 1 if all the pixels in the kernel is 1. This helps to remove noise in images. Dilation is the opposite, which considers a pixel as 1 if at least a pixel on the kernel is 1. </text:span><text:span text:style-name="T4">It is generally used to dilate the image after it’s shrinked by erosion. Open morphing is exactly this. Close morphing is dilation and erosion afterwards.</text:span></text:p>
      <text:p text:style-name="P12"><text:span text:style-name="T2">In my case, I used closing instead of the commonly used open morphing. This is due to (the angle of) lighting and the color of the ball. The left side of the ball was more white and the right side of the ball was more dark. So, the color masks were struggling to identify the whole ball and were identifying only the middle of it. One solution for this is to be more lenient in color masks, however this will cause the white and/or black objects to get detected as well. The other solution was to use close morphing, in order to thicken the edges of the ball object. The result was a slight improvement.</text:span></text:p>
      <text:p text:style-name="P12"><text:span text:style-name="T2"/></text:p>
      <text:p text:style-name="P13"><text:span text:style-name="T2">Part 2</text:span></text:p>
      <text:p text:style-name="P15"><text:span text:style-name="T2">For the second part, we were first asked to detect edges using Sobel Edge Detection. The Sobel operator is a kernel which is convolved with the image in order to compute the gradient magnitude and orientation at each pixel. For orientation, the opencv function provides the parameters dx and dy. This allows to detect horizontal edges, vertical edges or both. </text:span></text:p>
      <text:p text:style-name="P15"><text:span text:style-name="T2">For the magnitude, we have the scaling and delta parameters. These affect the intensity of the gradient value, and therefore the amount of visualized edges with the operator. In general, the gradient value is scaled to 1 for simplicity. Increasing this will have a larger color range, which will show more edges. Depending on the application, this can be beneficial or make it harder to detect the actual edges. The delta parameter is for shifting the values after scaling. Increasing it will generally have the same affect as scaling.</text:span></text:p>
      <text:p text:style-name="P16"><text:soft-page-break/><text:span text:style-name="T2">I tweaked the scale value between 1 and 100; and the delta value between 0 and 100, to show the effect of these parameters. I tried to visualize these affects in both colored and grayscale frames.</text:span></text:p>
      <text:p text:style-name="P16"><text:span text:style-name="T2">The next task was to use Hough transform for detecting shapes and visualizing circles. </text:span><text:span text:style-name="T5">Hough transform uses Edge detection first on a grayscale image. Then, the algorithm tries to fit circles in the detected edges. It uses an accumulator matrix, and for each pixel, it computes the sum up of matches that pixel would have with the detected edges if there was a circle around that pixel. The parameter param2 is the threshold value for the minimum number of votes/points that a pixel needs to have in order to be considered as the center point of a circle. The param1 is used to adjust the strictness of the edge detection. There is also minimum and maximum radius values as parameters, in order to prevent the detection of unwanted circles and also to improve the efficiency of the search. There’s also a minimumDistance parameter to help with deciding the center point of a circle and not have overlapping circles that are too close to each other.</text:span></text:p>
      <text:p text:style-name="P17"><text:span text:style-name="T5">T</text:span><text:span text:style-name="T2">he last part was template matching. For this, we need a template image of the object. I used a screenshot from the video to increase the efficiency of the detection. </text:span><text:span text:style-name="T6">The matchTemplate method of opencv, returns both the location and the likelihood of the match. I multiplied the likelihood with 255 to scale it to black and white.</text:span></text:p>
      <text:p text:style-name="P17"><text:span text:style-name="T6"/></text:p>
      <text:p text:style-name="P14"><text:span text:style-name="T6">P</text:span><text:span text:style-name="T2">art 3</text:span></text:p>
      <text:p text:style-name="P14"><text:span text:style-name="T8">For the carte blanche, I did 3 things. I once again detected the location of the ball with either color masks or hough circles. Then using this location,</text:span></text:p>
      <text:p text:style-name="P14"><text:span text:style-name="T8">1. I put another image on the ball. I used an opencv function that extracts the width and height as well for this task, in order to properly place the image.</text:span></text:p>
      <text:p text:style-name="P14"><text:span text:style-name="T8">2. I changed the color of the ball. Again, using the Hough circles to locate the ball object, I filled in the circle to change the color.</text:span></text:p>
      <text:p text:style-name="P14"><text:span text:style-name="T8">3. Again, using the location info, I put the ball (the frame) on top and bottom of the ball as well to duplicate/copy it.</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13:23:55.326946712</meta:creation-date>
    <dc:date>2023-03-22T16:26:58.755598173</dc:date>
    <meta:editing-duration>PT2H8M47S</meta:editing-duration>
    <meta:editing-cycles>7</meta:editing-cycles>
    <meta:generator>LibreOffice/7.3.7.2$Linux_X86_64 LibreOffice_project/30$Build-2</meta:generator>
    <meta:document-statistic meta:table-count="0" meta:image-count="0" meta:object-count="0" meta:page-count="3" meta:paragraph-count="25" meta:word-count="1321" meta:character-count="7525" meta:non-whitespace-character-count="6224"/>
  </office:meta>
</office:document-meta>
</file>